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a2d" officeooo:paragraph-rsid="001dfa2d"/>
    </style:style>
    <style:style style:name="P2" style:family="paragraph" style:parent-style-name="Standard">
      <style:text-properties officeooo:rsid="001dfa2d" officeooo:paragraph-rsid="0024471e"/>
    </style:style>
    <style:style style:name="P3" style:family="paragraph" style:parent-style-name="Standard">
      <style:text-properties fo:font-weight="bold" officeooo:rsid="001dfa2d" officeooo:paragraph-rsid="001dfa2d" style:font-weight-asian="bold" style:font-weight-complex="bold"/>
    </style:style>
    <style:style style:name="P4" style:family="paragraph" style:parent-style-name="Standard">
      <style:text-properties fo:font-weight="bold" officeooo:rsid="00232d18" officeooo:paragraph-rsid="0028b294" style:font-weight-asian="bold" style:font-weight-complex="bold"/>
    </style:style>
    <style:style style:name="P5" style:family="paragraph" style:parent-style-name="Standard">
      <style:text-properties fo:font-weight="normal" officeooo:rsid="00214ecd" officeooo:paragraph-rsid="00214ecd" style:font-weight-asian="normal" style:font-weight-complex="normal"/>
    </style:style>
    <style:style style:name="P6" style:family="paragraph" style:parent-style-name="Standard">
      <style:text-properties fo:font-weight="normal" officeooo:rsid="00214ecd" officeooo:paragraph-rsid="0024471e" style:font-weight-asian="normal" style:font-weight-complex="normal"/>
    </style:style>
    <style:style style:name="P7" style:family="paragraph" style:parent-style-name="Standard">
      <style:text-properties fo:font-weight="normal" officeooo:rsid="00232d18" officeooo:paragraph-rsid="0028b294" style:font-weight-asian="normal" style:font-weight-complex="normal"/>
    </style:style>
    <style:style style:name="P8" style:family="paragraph" style:parent-style-name="Standard">
      <style:text-properties officeooo:rsid="00214ecd" officeooo:paragraph-rsid="00214ecd"/>
    </style:style>
    <style:style style:name="P9" style:family="paragraph" style:parent-style-name="Standard">
      <style:text-properties officeooo:rsid="00230dce" officeooo:paragraph-rsid="0024471e"/>
    </style:style>
    <style:style style:name="P10" style:family="paragraph" style:parent-style-name="Standard">
      <style:text-properties fo:font-weight="normal" officeooo:rsid="001dfa2d" officeooo:paragraph-rsid="0024471e" style:font-weight-asian="normal" style:font-weight-complex="normal"/>
    </style:style>
    <style:style style:name="P11" style:family="paragraph" style:parent-style-name="Standard">
      <style:text-properties fo:font-weight="normal" officeooo:rsid="00214ecd" officeooo:paragraph-rsid="0024471e" style:font-weight-asian="normal" style:font-weight-complex="normal"/>
    </style:style>
    <style:style style:name="T1" style:family="text">
      <style:text-properties officeooo:rsid="001fc6cb"/>
    </style:style>
    <style:style style:name="T2" style:family="text">
      <style:text-properties officeooo:rsid="0021307c"/>
    </style:style>
    <style:style style:name="T3" style:family="text">
      <style:text-properties officeooo:rsid="00230dce"/>
    </style:style>
    <style:style style:name="T4" style:family="text">
      <style:text-properties officeooo:rsid="002447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471e" style:font-weight-asian="normal" style:font-weight-complex="normal"/>
    </style:style>
    <style:style style:name="T7" style:family="text">
      <style:text-properties fo:font-weight="normal" officeooo:rsid="0021307c" style:font-weight-asian="normal" style:font-weight-complex="normal"/>
    </style:style>
    <style:style style:name="T8" style:family="text">
      <style:text-properties fo:font-weight="normal" officeooo:rsid="00214ecd" style:font-weight-asian="normal" style:font-weight-complex="normal"/>
    </style:style>
    <style:style style:name="T9" style:family="text">
      <style:text-properties officeooo:rsid="0024521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ab0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Estudio del dominio del problema y descripción general del sistema</text:p>
      <text:p text:style-name="P1"/>
      <text:p text:style-name="P4">TAREAS</text:p>
      <text:p text:style-name="P4"/>
      <text:p text:style-name="P7"/>
      <text:p text:style-name="P7">1. Estudio del dominio del problema y descripción general del sistema. Objetivos. Glosario de términos. <text:span text:style-name="T9">(Iván)</text:span></text:p>
      <text:p text:style-name="P7">2. Descripción de los implicados y usuarios finales. Requisitos de información. <text:span text:style-name="T9">(David)</text:span></text:p>
      <text:p text:style-name="P7">3. Requisitos funcionales y no funcionales. <text:span text:style-name="T9">(Rodrigo)</text:span></text:p>
      <text:p text:style-name="P1"/>
      <text:p text:style-name="P3">Nevera roja</text:p>
      <text:p text:style-name="P1"/>
      <text:p text:style-name="P1">Pedid<text:span text:style-name="T11">os</text:span> de comida a domicilio <text:span text:style-name="T4">o in situ </text:span>puedes elegir:</text:p>
      <text:p text:style-name="P1"/>
      <text:p text:style-name="P1">- los tipos de comida</text:p>
      <text:p text:style-name="P1">- según el precio de la comida</text:p>
      <text:p text:style-name="P1">-<text:span text:style-name="T1">en una lista de los más buscados y ciudades más buscadas.</text:span></text:p>
      <text:p text:style-name="P9">-<text:span text:style-name="T4">r</text:span>utas de comida (isabel la catolica, especial j<text:span text:style-name="T4">ue</text:span>go de tronos)</text:p>
      <text:p text:style-name="P6">-<text:span text:style-name="T4">r</text:span>estaurante con estrella<text:span text:style-name="T4">s</text:span> michelín, con encanto , lover week (recaudar fondos para ong)...</text:p>
      <text:p text:style-name="P1"/>
      <text:p text:style-name="P1">Servicios que ofrece al usuario:</text:p>
      <text:p text:style-name="P1"/>
      <text:p text:style-name="P1">-<text:span text:style-name="T4">servicio para realizar reservas.</text:span></text:p>
      <text:p text:style-name="P1">-tiene una app para el móvil</text:p>
      <text:p text:style-name="P1">-servicio de newsletter para mandar ofertas a los clientes que hayan aceptado su política.</text:p>
      <text:p text:style-name="P1">-chat de atención al cliente</text:p>
      <text:p text:style-name="P1">-<text:span text:style-name="T2">información variada, información sobre alérgenos, guía de la nevera saludable.</text:span></text:p>
      <text:p text:style-name="P1">-<text:span text:style-name="T2">servicio de registro.</text:span></text:p>
      <text:p text:style-name="P1">-<text:span text:style-name="T2">opiniones de otros usuarios.</text:span></text:p>
      <text:p text:style-name="P2">-<text:span text:style-name="T3">compartir en redes sociales.</text:span></text:p>
      <text:p text:style-name="P2">-<text:span text:style-name="T4">mapa con ubicaciones,teléfono y dirección del restaurante.</text:span></text:p>
      <text:p text:style-name="P2">-<text:span text:style-name="T4">p</text:span><text:span text:style-name="T5">ago por tarjeta (mastercad,visa,paypal)</text:span></text:p>
      <text:p text:style-name="P10">-ver el menú de los restarurantes.</text:p>
      <text:p text:style-name="P2"><text:span text:style-name="T5">- </text:span><text:span text:style-name="T6">b</text:span><text:span text:style-name="T5">log con cosas que tienen que ver con comida y restaurantes.</text:span></text:p>
      <text:p text:style-name="P2"><text:span text:style-name="T5">-</text:span><text:span text:style-name="T6">el</text:span><text:span text:style-name="T7"> usuario puede </text:span><text:span text:style-name="T6">realizar valoraciones, sugerir mejoras,etc...</text:span></text:p>
      <text:p text:style-name="P2"><text:span text:style-name="T6">-lista de pedidos que se han <text:s/></text:span><text:span text:style-name="T8">hecho en los últimos fechas</text:span></text:p>
      <text:p text:style-name="P6">-cupones de prepago para usuarios registrados</text:p>
      <text:p text:style-name="P6">- direcciones de reparto para elegir en el momento de compra</text:p>
      <text:p text:style-name="P2"><text:span text:style-name="T8">- Saludo personalizado al usuario, </text:span><text:span text:style-name="T6">asistente virtual (aiml)</text:span></text:p>
      <text:p text:style-name="P1"/>
      <text:p text:style-name="P1">Servicios que ofrece al empresario:</text:p>
      <text:p text:style-name="P1"/>
      <text:p text:style-name="P1">-puede asociar su empresa a la corporación</text:p>
      <text:p text:style-name="P1">-<text:span text:style-name="T4">servicio de publicidad (condiciones de contratación)</text:span></text:p>
      <text:p text:style-name="P1">-<text:span text:style-name="T4">realizar encuestas a los usuarios.</text:span></text:p>
      <text:p text:style-name="P1">-<text:span text:style-name="T4">ofrecer a los usuarios una lista de preguntas frecuentes.</text:span></text:p>
      <text:p text:style-name="P2">-<text:span text:style-name="T4">informar de </text:span><text:span text:style-name="T8">noticias, eventos, novedades...</text:span></text:p>
      <text:p text:style-name="P5"/>
      <text:p text:style-name="P5">Forma de reserva:</text:p>
      <text:p text:style-name="P5"/>
      <text:p text:style-name="P5">Localidad, tipo de cocina , fecha. Buscar...</text:p>
      <text:p text:style-name="P5">Lista de restaurantes con precios desde...mejor descuento ...</text:p>
      <text:p text:style-name="P8"><text:soft-page-break/>regulador del precio,</text:p>
      <text:p text:style-name="P8">selecc<text:span text:style-name="T4">i</text:span>ón según menú pago en restaurante,....</text:p>
      <text:p text:style-name="P8">Reservar con fecha y hora., número de personas (maximo de 10) ofreciendo promociones. </text:p>
      <text:p text:style-name="P8">Permiten hacer una petición especial para el restaurante. </text:p>
      <text:p text:style-name="P8">Te dan un número de localizador. Puede imprime tu reserva. <text:s/>Añadir a passbook y passwallet. </text:p>
      <text:p text:style-name="P8">Puedes notificar a otros usuarios de la reserva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20:01:29.550337394</meta:creation-date>
    <dc:date>2016-03-15T19:38:35.754222894</dc:date>
    <meta:editing-duration>PT1H8M1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40" meta:character-count="2243" meta:non-whitespace-character-count="1942"/>
  </office:meta>
</office:document-meta>
</file>